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8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cedure for GSV coding</text:h>
      <text:p text:style-name="Text_20_body">To identify physical changes in cycling infrastructure, each sampled street segment is observed in two moments in time: a baseline period around 2015 and a follow-up period around 2023.</text:p>
      <text:p text:style-name="Text_20_body"><text:span text:style-name="Strong_20_Emphasis">1) Baseline (“2015”)</text:span><text:line-break/>We use a two-year window 2014–2015.<text:line-break/>We first check for a <text:span text:style-name="T1">2015</text:span> panorama at the sampled coordinate.<text:line-break/>If no 2015 image exists, we check <text:span text:style-name="T1">2014</text:span>.<text:line-break/>If neither is available at that location, we <text:span text:style-name="T1">move the peg</text:span> slightly along the <text:span text:style-name="Emphasis">same street segment</text:span> (without crossing junctions).<text:line-break/>If still nothing in 2014–2015 after moving, we record <text:span text:style-name="T1">NA</text:span>.</text:p>
      <text:p text:style-name="Text_20_body"><text:span text:style-name="Strong_20_Emphasis">2) Follow-up (“2023”)</text:span><text:line-break/>We use a two-year window 2023–2024.<text:line-break/>We first check for a <text:span text:style-name="T1">2023</text:span> panorama.<text:line-break/>If no 2023 image exists, we check <text:span text:style-name="T1">2024</text:span>.<text:line-break/>If neither is available at that location, we <text:span text:style-name="T1">move the peg</text:span> along the <text:span text:style-name="Emphasis">same street segment</text:span>.<text:line-break/>If still nothing in 2023–2024 after moving, we record <text:span text:style-name="T1">NA</text:span>.</text:p>
      <text:p text:style-name="Text_20_body"><text:span text:style-name="Strong_20_Emphasis">3) Coding</text:span><text:line-break/>For each usable panorama we code:</text:p>
      <text:list text:style-name="L8">
        <text:list-item>
          <text:p text:style-name="P5"><text:span text:style-name="Strong_20_Emphasis">1</text:span> = cycling infrastructure visible</text:p>
        </text:list-item>
        <text:list-item>
          <text:p text:style-name="P5"><text:span text:style-name="Strong_20_Emphasis">0</text:span> = clearly absent</text:p>
        </text:list-item>
        <text:list-item>
          <text:p text:style-name="P5"><text:span text:style-name="Strong_20_Emphasis">NA</text:span> = not observable after trying the steps above</text:p>
        </text:list-item>
      </text:list>
      <text:p text:style-name="Text_20_body"><text:span text:style-name="Strong_20_Emphasis">Notes</text:span><text:line-break/>Use the Notes column only for information not visible from the codes, such as:<text:line-break/>• the peg had to be moved a non-trivial distance <text:line-break/>• the pano exists but cannot be interpreted (blur, obstruction, indoor)<text:line-break/>• unusual context (road works, resurfacing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10-21T15:10:21.976839523</meta:creation-date>
    <meta:generator>LibreOffice/24.2.7.2$Linux_X86_64 LibreOffice_project/420$Build-2</meta:generator>
    <dc:date>2025-10-21T18:41:53.120226474</dc:date>
    <dc:creator>Eugeni Vidal Tortosa</dc:creator>
    <meta:editing-duration>PT27M46S</meta:editing-duration>
    <meta:editing-cycles>5</meta:editing-cycles>
    <meta:document-statistic meta:table-count="0" meta:image-count="0" meta:object-count="0" meta:page-count="1" meta:paragraph-count="9" meta:word-count="216" meta:character-count="1228" meta:non-whitespace-character-count="1027"/>
  </office:meta>
</office:document-meta>
</file>